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0xProto Nerd Font" svg:font-family="'0xProto Nerd Font'" style:font-pitch="fixed"/>
    <style:font-face style:name="CaskaydiaCove NFP" svg:font-family="'CaskaydiaCove NFP'" style:font-family-generic="system"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NotoSans NF" svg:font-family="'NotoSans NF'" style:font-family-generic="swiss"/>
    <style:font-face style:name="NotoSans NF1" svg:font-family="'NotoSans NF'" style:font-family-generic="system" style:font-pitch="variable"/>
  </office:font-face-decls>
  <office:automatic-styles>
    <style:style style:name="P1" style:family="paragraph" style:parent-style-name="Subtitle">
      <style:text-properties fo:font-size="14pt" style:font-size-asian="14pt" style:font-size-complex="14pt"/>
    </style:style>
    <style:style style:name="P2" style:family="paragraph" style:parent-style-name="Standard">
      <style:text-properties officeooo:rsid="0015c089" officeooo:paragraph-rsid="0015c089"/>
    </style:style>
    <style:style style:name="P3" style:family="paragraph" style:parent-style-name="Standard">
      <style:text-properties officeooo:rsid="001cca77" officeooo:paragraph-rsid="001cca77"/>
    </style:style>
    <style:style style:name="P4" style:family="paragraph" style:parent-style-name="Standard">
      <style:paragraph-properties fo:text-align="center" style:justify-single-word="false"/>
      <style:text-properties style:font-name="0xProto Nerd Font" fo:font-size="10.5pt" fo:font-weight="bold" style:font-size-asian="10.5pt" style:font-weight-asian="bold" style:font-size-complex="10.5pt" style:font-weight-complex="bold"/>
    </style:style>
    <style:style style:name="P5" style:family="paragraph" style:parent-style-name="Standard">
      <style:paragraph-properties fo:text-align="center" style:justify-single-word="false"/>
      <style:text-properties style:font-name="0xProto Nerd Font" fo:font-size="10.5pt" style:font-size-asian="10.5pt" style:font-size-complex="10.5pt"/>
    </style:style>
    <style:style style:name="P6" style:family="paragraph" style:parent-style-name="Footnote">
      <style:text-properties officeooo:rsid="001dd8d9" officeooo:paragraph-rsid="001dd8d9"/>
    </style:style>
    <style:style style:name="P7" style:family="paragraph" style:parent-style-name="Standard">
      <style:text-properties style:font-name="0xProto Nerd Font" fo:font-size="10.5pt" style:font-size-asian="10.5pt" style:font-size-complex="10.5pt"/>
    </style:style>
    <style:style style:name="T1" style:family="text">
      <style:text-properties fo:font-weight="bold" style:font-weight-asian="bold" style:font-weight-complex="bold"/>
    </style:style>
    <style:style style:name="T2" style:family="text">
      <style:text-properties fo:font-weight="bold" officeooo:rsid="001cca77"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HPC Tools</text:p>
      <text:p text:style-name="Subtitle">Task 3</text:p>
      <text:p text:style-name="P1">Unai Iborra Albéniz</text:p>
      <text:p text:style-name="P2"/>
      <text:p text:style-name="P2"/>
      <text:p text:style-name="P3">After delivering the Task2, I realised that the benchmark results were executed without using the node in an exclusive state, in order to avoid other users using the same node from adding overhead. Because of this I ran the benchmark again with an exclusive node. The tested compilers were the following</text:p>
      <text:p text:style-name="P2"/>
      <text:p text:style-name="P2"/>
      <text:p text:style-name="P2">The new results with an exclusive node are the following:</text:p>
      <text:p text:style-name="P4"/>
      <text:p text:style-name="P4">=== gcc_8_4_0 ===</text:p>
      <text:p text:style-name="P5">| <text:span text:style-name="T1">Matrix Size</text:span> <text:s text:c="2"/>| <text:s text:c="5"/><text:span text:style-name="T1">O0</text:span> | <text:s text:c="5"/><text:span text:style-name="T1">O1</text:span> | <text:s text:c="5"/><text:span text:style-name="T1">O2</text:span> | <text:s text:c="5"/><text:span text:style-name="T1">O3</text:span> | <text:s text:c="2"/><text:span text:style-name="T1">Ofast</text:span> | <text:s text:c="2"/><text:span text:style-name="T1">Ref</text:span> |</text:p>
      <text:p text:style-name="P5">|---------------|---------|---------|---------|---------|---------|-------|</text:p>
      <text:p text:style-name="P5">| 1024×1024 <text:s text:c="4"/>| <text:s text:c="2"/>5.38 <text:s/>| <text:s text:c="2"/>1.855 | <text:s text:c="2"/>1.874 | <text:s text:c="2"/>1.852 | <text:s text:c="2"/>1.753 | 0.109 |</text:p>
      <text:p text:style-name="P5">| 2048×2048 <text:s text:c="4"/>| <text:s/>50.629 | <text:s/>18.695 | <text:s/>18.737 | <text:s/>18.921 | <text:s/>18.505 | 0.805 |</text:p>
      <text:p text:style-name="P5">| 4096×4096 <text:s text:c="4"/>| 742.197 | 350.811 | 339.81 <text:s/>| 333.157 | 339.451 | 5.652 |</text:p>
      <text:p text:style-name="P5"/>
      <text:p text:style-name="P4">=== gcc_10_1_0 ===</text:p>
      <text:p text:style-name="P5">| <text:span text:style-name="T1">Matrix Size</text:span> <text:s text:c="2"/>| <text:s text:c="5"/><text:span text:style-name="T1">O0</text:span> | <text:s text:c="5"/><text:span text:style-name="T1">O1</text:span> | <text:s text:c="5"/><text:span text:style-name="T1">O2</text:span> | <text:s text:c="5"/><text:span text:style-name="T1">O3</text:span> | <text:s text:c="2"/><text:span text:style-name="T1">Ofast</text:span> | <text:s text:c="2"/><text:span text:style-name="T1">Ref</text:span> |</text:p>
      <text:p text:style-name="P5">|---------------|---------|---------|---------|---------|---------|-------|</text:p>
      <text:p text:style-name="P5">| 1024×1024 <text:s text:c="4"/>| <text:s text:c="2"/>5.395 | <text:s text:c="2"/>1.756 | <text:s text:c="2"/>1.98 <text:s/>| <text:s text:c="2"/>1.763 | <text:s text:c="2"/>1.785 | 0.109 |</text:p>
      <text:p text:style-name="P5">| 2048×2048 <text:s text:c="4"/>| <text:s/>51.065 | <text:s/>18.693 | <text:s/>19.192 | <text:s/>18.892 | <text:s/>18.869 | 0.806 |</text:p>
      <text:p text:style-name="P5">| 4096×4096 <text:s text:c="4"/>| 763.312 | 351.06 <text:s/>| 344.822 | 341.948 | 331.883 | 5.652 |</text:p>
      <text:p text:style-name="P5"/>
      <text:p text:style-name="P4">=== gcc_11_4_0 ===</text:p>
      <text:p text:style-name="P5">| <text:span text:style-name="T1">Matrix Size</text:span> <text:s text:c="2"/>| <text:s text:c="5"/><text:span text:style-name="T1">O0</text:span> | <text:s text:c="5"/><text:span text:style-name="T1">O1</text:span> | <text:s text:c="5"/><text:span text:style-name="T1">O2</text:span> | <text:s text:c="5"/><text:span text:style-name="T1">O3</text:span> | <text:s text:c="2"/><text:span text:style-name="T1">Ofast</text:span> | <text:s text:c="2"/><text:span text:style-name="T1">Ref</text:span> |</text:p>
      <text:p text:style-name="P5">|---------------|---------|---------|---------|---------|---------|-------|</text:p>
      <text:p text:style-name="P5">| 1024×1024 <text:s text:c="4"/>| <text:s text:c="2"/>5.383 | <text:s text:c="2"/>1.879 | <text:s text:c="2"/>1.775 | <text:s text:c="2"/>1.776 | <text:s text:c="2"/>1.77 <text:s/>| 0.132 |</text:p>
      <text:p text:style-name="P5">| 2048×2048 <text:s text:c="4"/>| <text:s/>50.373 | <text:s/>19.445 | <text:s/>18.928 | <text:s/>18.725 | <text:s/>18.549 | 0.764 |</text:p>
      <text:p text:style-name="P5">| 4096×4096 <text:s text:c="4"/>| 763.743 | 348.537 | 341.042 | 340.288 | 325.83 <text:s/>| 4.398 |</text:p>
      <text:p text:style-name="P5"/>
      <text:p text:style-name="P4">=== icc ===</text:p>
      <text:p text:style-name="P5">| <text:span text:style-name="T1">Matrix Size</text:span> <text:s text:c="2"/>| <text:s text:c="5"/><text:span text:style-name="T1">O0</text:span> | <text:s text:c="5"/><text:span text:style-name="T1">O1</text:span> | <text:s text:c="5"/><text:span text:style-name="T1">O2</text:span> | <text:s text:c="5"/><text:span text:style-name="T1">O3</text:span> | <text:s text:c="2"/><text:span text:style-name="T2">fast</text:span><text:span text:style-name="T2"><text:note text:id="ftn0" text:note-class="footnote"><text:note-citation>1</text:note-citation><text:note-body><text:p text:style-name="P6">Although the python scripts compiled with -Ofast, I manually compiled the binary with -fast, so they are the correct results.</text:p></text:note-body></text:note></text:span> | <text:s text:c="2"/><text:span text:style-name="T1">Ref</text:span> |</text:p>
      <text:p text:style-name="P5">|---------------|---------|---------|---------|---------|---------|-------|</text:p>
      <text:p text:style-name="P5">| 1024×1024 <text:s text:c="4"/>| <text:s text:c="2"/>5.692 | <text:s text:c="2"/>1.921 | <text:s text:c="2"/>1.823 | <text:s text:c="2"/>1.816 | <text:s text:c="2"/>1.819 | 0.062 |</text:p>
      <text:p text:style-name="P5">| 2048×2048 <text:s text:c="4"/>| <text:s/>52.855 | <text:s/>19.354 | <text:s/>19.319 | <text:s/>19.33 <text:s/>| <text:s/>18.976 | 0.391 |</text:p>
      <text:p text:style-name="P5">| 4096×4096 <text:s text:c="4"/>| 767.005 | 340.737 | 353.717 | 351.644 | 360.228 | 2.775 |</text:p>
      <text:p text:style-name="P5"/>
      <text:p text:style-name="P4">=== icx ===</text:p>
      <text:p text:style-name="P5">| <text:span text:style-name="T1">Matrix Size</text:span> <text:s text:c="2"/>| <text:s text:c="5"/><text:span text:style-name="T1">O0</text:span> | <text:s text:c="5"/><text:span text:style-name="T1">O1</text:span> | <text:s text:c="5"/><text:span text:style-name="T1">O2</text:span> | <text:s text:c="5"/><text:span text:style-name="T1">O3</text:span> | <text:s text:c="2"/><text:span text:style-name="T1">Ofast</text:span> | <text:s text:c="2"/><text:span text:style-name="T1">Ref</text:span> |</text:p>
      <text:p text:style-name="P5">|---------------|---------|---------|---------|---------|---------|-------|</text:p>
      <text:p text:style-name="P5">| 1024×1024 <text:s text:c="4"/>| <text:s text:c="2"/>6.218 | <text:s text:c="2"/>1.805 | <text:s text:c="2"/>1.791 | <text:s text:c="2"/>1.883 | <text:s text:c="2"/>1.912 | 0.062 |</text:p>
      <text:p text:style-name="P5"><text:soft-page-break/>| 2048×2048 <text:s text:c="4"/>| <text:s/>57.09 <text:s/>| <text:s/>18.856 | <text:s/>18.572 | <text:s/>18.33 <text:s/>| <text:s/>19.133 | 0.391 |</text:p>
      <text:p text:style-name="P5">| 4096×4096 <text:s text:c="4"/>| 790.609 | 350.257 | 333.12 <text:s/>| 345.101 | 342.577 | 2.78 <text:s/>|</text:p>
      <text:p text:style-name="P5"/>
      <text:p text:style-name="P4">=== clang ===</text:p>
      <text:p text:style-name="P5">| <text:span text:style-name="T1">Matrix Size</text:span> <text:s text:c="2"/>| <text:s text:c="5"/><text:span text:style-name="T1">O0</text:span> | <text:s text:c="5"/><text:span text:style-name="T1">O1</text:span> | <text:s text:c="5"/><text:span text:style-name="T1">O2</text:span> | <text:s text:c="5"/><text:span text:style-name="T1">O3</text:span> | <text:s text:c="2"/><text:span text:style-name="T1">Ofast</text:span> | <text:s text:c="2"/><text:span text:style-name="T1">Ref</text:span> |</text:p>
      <text:p text:style-name="P5">|---------------|---------|---------|---------|---------|---------|-------|</text:p>
      <text:p text:style-name="P5">| 1024×1024 <text:s text:c="4"/>| <text:s text:c="2"/>6.2 <text:s text:c="2"/>| <text:s text:c="2"/>1.948 | <text:s text:c="2"/>1.851 | <text:s text:c="2"/>1.77 <text:s/>| <text:s text:c="2"/>1.858 | 0.132 |</text:p>
      <text:p text:style-name="P5">| 2048×2048 <text:s text:c="4"/>| <text:s/>57.101 | <text:s/>19.037 | <text:s/>19.36 <text:s/>| <text:s/>19.712 | <text:s/>18.617 | 0.764 |</text:p>
      <text:p text:style-name="P5">| 4096×4096 <text:s text:c="4"/>| 784.618 | 337.737 | 332.522 | 345.647 | 339.952 | 4.392 |</text:p>
      <text:p text:style-name="P7"/>
      <text:p text:style-name="P7"/>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0xProto Nerd Font" svg:font-family="'0xProto Nerd Font'" style:font-pitch="fixed"/>
    <style:font-face style:name="CaskaydiaCove NFP" svg:font-family="'CaskaydiaCove NFP'" style:font-family-generic="system"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NotoSans NF" svg:font-family="'NotoSans NF'" style:font-family-generic="swiss"/>
    <style:font-face style:name="NotoSans NF1" svg:font-family="'NotoSans NF'"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CaskaydiaCove NFP" style:font-size-asian="10.5pt" style:language-asian="zh" style:country-asian="CN" style:font-name-complex="NotoSans NF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CaskaydiaCove NFP" style:font-size-asian="10.5pt" style:language-asian="zh" style:country-asian="CN" style:font-name-complex="NotoSans NF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CaskaydiaCove NFP" style:font-family-asian="'CaskaydiaCove NFP'" style:font-family-generic-asian="system" style:font-pitch-asian="variable" style:font-size-asian="14pt" style:font-name-complex="NotoSans NF1" style:font-family-complex="'NotoSans NF'"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Sans NF" style:font-family-complex="'NotoSans NF'"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Sans NF" style:font-family-complex="'NotoSans NF'"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Sans NF" style:font-family-complex="'NotoSans NF'"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08T19:03:34.147432854</meta:creation-date>
    <meta:generator>LibreOffice/25.8.3.2$Linux_X86_64 LibreOffice_project/580$Build-2</meta:generator>
    <dc:date>2025-12-09T16:27:19.115835247</dc:date>
    <meta:editing-duration>PT18M34S</meta:editing-duration>
    <meta:editing-cycles>12</meta:editing-cycles>
    <meta:document-statistic meta:table-count="0" meta:image-count="0" meta:object-count="0" meta:page-count="2" meta:paragraph-count="42" meta:word-count="520" meta:character-count="2857" meta:non-whitespace-character-count="2088"/>
  </office:meta>
</office:document-meta>
</file>